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outline1">
      <style:graphic-properties fo:min-height="11.929cm"/>
    </style:style>
    <style:style style:name="pr3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4cm" svg:height="10.393cm" svg:x="4.4cm" svg:y="0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.2cm" svg:height="9cm" svg:x="4.4cm" svg:y="11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8.2cm" svg:height="0.992cm" svg:x="18.6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draw:style-name="gr2" draw:text-style-name="P2" draw:layer="layout" svg:width="8.6cm" svg:height="0.992cm" svg:x="6.6cm" svg:y="1.008cm">
          <draw:text-box>
            <text:p>Train-data:2000年~2009年</text:p>
          </draw:text-box>
        </draw:frame>
        <draw:frame draw:style-name="gr1" draw:text-style-name="P1" draw:layer="layout" svg:width="20.577cm" svg:height="8.2cm" svg:x="4.223cm" svg:y="2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20.263cm" svg:height="8.4cm" svg:x="4.537cm" svg:y="11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6cm" svg:height="0.992cm" svg:x="16.2cm" svg:y="1cm">
          <draw:text-box>
            <text:p>Train-data:2000年~2014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draw:style-name="gr4" draw:text-style-name="P2" draw:layer="layout" svg:width="21.4cm" svg:height="1.733cm" svg:x="4.2cm" svg:y="3.8cm">
          <draw:text-box>
            <text:p>結論1:做大盤交易，只要準確律有50%以上基本上都會賺錢</text:p>
            <text:p/>
          </draw:text-box>
        </draw:frame>
        <draw:frame draw:style-name="gr5" draw:text-style-name="P2" draw:layer="layout" svg:width="17cm" svg:height="2.474cm" svg:x="4.4cm" svg:y="5.8cm">
          <draw:text-box>
            <text:p>Train-data要如何選擇：只選前5年，option都不太會交易，但如果放上從那天開始到2000年的資料然後單純只看15年roi也會不同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4-26T14:10:09.426876352</dc:date>
    <meta:editing-duration>PT4H59M17S</meta:editing-duration>
    <meta:editing-cycles>21</meta:editing-cycles>
    <meta:generator>LibreOffice/5.1.6.2$Linux_X86_64 LibreOffice_project/10m0$Build-2</meta:generator>
    <meta:document-statistic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01cm" svg:height="10.394cm" xlink:href="." xlink:type="simple" chart:class="chart:bar" chart:style-name="ch1">
        <chart:title svg:x="8.746cm" svg:y="0.342cm" chart:style-name="ch2">
          <text:p>大盤roi</text:p>
        </chart:title>
        <chart:plot-area chart:style-name="ch3" chart:data-source-has-labels="both" svg:x="1.607cm" svg:y="1.64cm" svg:width="17.406cm" svg:height="7.358cm">
          <chartooo:coordinate-region svg:x="2.519cm" svg:y="1.879cm" svg:width="16.494cm" svg:height="6.543cm"/>
          <chart:axis chart:dimension="x" chart:name="primary-x" chart:style-name="ch4" chartooo:axis-type="auto">
            <chartooo:date-scale/>
            <chart:title svg:x="9.928cm" svg:y="9.2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595cm" chart:style-name="ch7">
              <text:p>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大盤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001cm" xlink:href="." xlink:type="simple" chart:class="chart:bar" chart:style-name="ch1">
        <chart:title svg:x="8.757cm" svg:y="0.315cm" chart:style-name="ch2">
          <text:p>準確率</text:p>
        </chart:title>
        <chart:plot-area chart:style-name="ch3" chart:data-source-has-labels="both" svg:x="1.444cm" svg:y="1.374cm" svg:width="17.373cm" svg:height="6.258cm">
          <chartooo:coordinate-region svg:x="2.806cm" svg:y="1.613cm" svg:width="16.011cm" svg:height="5.443cm"/>
          <chart:axis chart:dimension="x" chart:name="primary-x" chart:style-name="ch4" chartooo:axis-type="auto">
            <chartooo:date-scale/>
            <chart:title svg:x="9.748cm" svg:y="7.8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083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43">
                <text:p>0.57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387">
                <text:p>0.53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308">
                <text:p>0.53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56">
                <text:p>0.5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264cm" svg:height="8.401cm" xlink:href="." xlink:type="simple" chart:class="chart:bar" chart:style-name="ch1">
        <chart:title svg:x="8.812cm" svg:y="0.303cm" chart:style-name="ch2">
          <text:p>option_roi</text:p>
        </chart:title>
        <chart:plot-area chart:style-name="ch3" chart:data-source-has-labels="both" svg:x="1.624cm" svg:y="1.562cm" svg:width="18.235cm" svg:height="5.482cm">
          <chartooo:coordinate-region svg:x="2.907cm" svg:y="1.801cm" svg:width="16.952cm" svg:height="4.667cm"/>
          <chart:axis chart:dimension="x" chart:name="primary-x" chart:style-name="ch4" chartooo:axis-type="auto">
            <chartooo:date-scale/>
            <chart:title svg:x="10.359cm" svg:y="7.2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5.201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78cm" svg:height="8.201cm" xlink:href="." xlink:type="simple" chart:class="chart:bar" chart:style-name="ch1">
        <chart:title svg:x="9.335cm" svg:y="0.299cm" chart:style-name="ch2">
          <text:p>大盤roi</text:p>
        </chart:title>
        <chart:plot-area chart:style-name="ch3" chart:data-source-has-labels="both" svg:x="1.63cm" svg:y="1.554cm" svg:width="18.537cm" svg:height="5.294cm">
          <chartooo:coordinate-region svg:x="2.728cm" svg:y="1.793cm" svg:width="17.439cm" svg:height="4.479cm"/>
          <chart:axis chart:dimension="x" chart:name="primary-x" chart:style-name="ch4" chartooo:axis-type="auto">
            <chartooo:date-scale/>
            <chart:title svg:x="10.516cm" svg:y="7.0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4.477cm" chart:style-name="ch7">
              <text:p>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大盤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